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Text_20_body">
      <style:text-properties officeooo:rsid="0093ca75" officeooo:paragraph-rsid="0093ca75"/>
    </style:style>
    <style:style style:name="P2" style:family="paragraph" style:parent-style-name="Text_20_body">
      <style:text-properties officeooo:rsid="0095bc91" officeooo:paragraph-rsid="0095bc91"/>
    </style:style>
    <style:style style:name="P3" style:family="paragraph" style:parent-style-name="Text_20_body">
      <style:text-properties officeooo:rsid="0096e929" officeooo:paragraph-rsid="0096e929"/>
    </style:style>
    <style:style style:name="P4" style:family="paragraph" style:parent-style-name="Text_20_body">
      <style:text-properties officeooo:rsid="0096186e" officeooo:paragraph-rsid="0096186e"/>
    </style:style>
    <style:style style:name="P5" style:family="paragraph" style:parent-style-name="Text_20_body">
      <style:text-properties officeooo:rsid="009ddf03" officeooo:paragraph-rsid="009ddf03"/>
    </style:style>
    <style:style style:name="P6" style:family="paragraph" style:parent-style-name="Text_20_body">
      <style:text-properties officeooo:rsid="00a00141" officeooo:paragraph-rsid="00a00141"/>
    </style:style>
    <style:style style:name="P7" style:family="paragraph" style:parent-style-name="Text_20_body">
      <style:text-properties officeooo:rsid="00a17dd4" officeooo:paragraph-rsid="00a17dd4"/>
    </style:style>
    <style:style style:name="P8" style:family="paragraph" style:parent-style-name="Text_20_body">
      <style:text-properties officeooo:rsid="0098480c" officeooo:paragraph-rsid="0098480c"/>
    </style:style>
    <style:style style:name="P9" style:family="paragraph" style:parent-style-name="Text_20_body">
      <style:text-properties officeooo:rsid="00aa4d6f" officeooo:paragraph-rsid="00af8bdf"/>
    </style:style>
    <style:style style:name="P10" style:family="paragraph" style:parent-style-name="Text_20_body">
      <style:text-properties officeooo:rsid="00ab8524" officeooo:paragraph-rsid="00ab8524"/>
    </style:style>
    <style:style style:name="P11" style:family="paragraph" style:parent-style-name="Text_20_body">
      <style:text-properties officeooo:rsid="00b24c32" officeooo:paragraph-rsid="00b24c32"/>
    </style:style>
    <style:style style:name="P12" style:family="paragraph" style:parent-style-name="Text_20_body">
      <style:text-properties officeooo:rsid="00be4024" officeooo:paragraph-rsid="00c0829e"/>
    </style:style>
    <style:style style:name="P13" style:family="paragraph" style:parent-style-name="Text_20_body">
      <style:text-properties officeooo:rsid="00c0829e" officeooo:paragraph-rsid="00c0829e"/>
    </style:style>
    <style:style style:name="P14" style:family="paragraph" style:parent-style-name="Text_20_body">
      <style:text-properties officeooo:rsid="00cb5cd9" officeooo:paragraph-rsid="00cb5cd9"/>
    </style:style>
    <style:style style:name="P15" style:family="paragraph" style:parent-style-name="Text_20_body">
      <style:text-properties officeooo:rsid="00b8edd1" officeooo:paragraph-rsid="00b8edd1"/>
    </style:style>
    <style:style style:name="P16" style:family="paragraph" style:parent-style-name="Heading_20_1" style:master-page-name="MP0">
      <style:paragraph-properties style:page-number="auto" fo:break-before="page"/>
    </style:style>
    <style:style style:name="P17" style:family="paragraph" style:parent-style-name="Heading_20_1">
      <style:text-properties officeooo:rsid="0090e9e0" officeooo:paragraph-rsid="0090e9e0"/>
    </style:style>
    <style:style style:name="P18" style:family="paragraph" style:parent-style-name="Heading_20_2">
      <style:text-properties officeooo:rsid="0092c45f" officeooo:paragraph-rsid="0092c45f"/>
    </style:style>
    <style:style style:name="P19" style:family="paragraph" style:parent-style-name="Heading_20_2">
      <style:text-properties officeooo:rsid="00a9220b" officeooo:paragraph-rsid="00a9220b"/>
    </style:style>
    <style:style style:name="P20" style:family="paragraph" style:parent-style-name="Heading_20_2">
      <style:text-properties officeooo:rsid="00b6316f" officeooo:paragraph-rsid="00b6316f"/>
    </style:style>
    <style:style style:name="T1" style:family="text">
      <style:text-properties fo:font-style="italic" style:font-style-asian="italic" style:font-style-complex="italic"/>
    </style:style>
    <style:style style:name="T2" style:family="text">
      <style:text-properties fo:font-style="italic" officeooo:rsid="009419f8" style:font-style-asian="italic" style:font-style-complex="italic"/>
    </style:style>
    <style:style style:name="T3" style:family="text">
      <style:text-properties fo:font-style="italic" officeooo:rsid="0096186e" style:font-style-asian="italic" style:font-style-complex="italic"/>
    </style:style>
    <style:style style:name="T4" style:family="text">
      <style:text-properties fo:font-style="italic" officeooo:rsid="00bb76ba" style:font-style-asian="italic" style:font-style-complex="italic"/>
    </style:style>
    <style:style style:name="T5" style:family="text">
      <style:text-properties fo:font-style="italic" officeooo:rsid="00bcf94d" style:font-style-asian="italic" style:font-style-complex="italic"/>
    </style:style>
    <style:style style:name="T6" style:family="text">
      <style:text-properties fo:font-style="italic" officeooo:rsid="00c198f5" style:font-style-asian="italic" style:font-style-complex="italic"/>
    </style:style>
    <style:style style:name="T7" style:family="text">
      <style:text-properties fo:font-style="italic" officeooo:rsid="00c53d88"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96345f" style:font-style-asian="italic" style:font-weight-asian="normal" style:font-style-complex="italic" style:font-weight-complex="normal"/>
    </style:style>
    <style:style style:name="T10" style:family="text">
      <style:text-properties fo:font-style="italic" fo:font-weight="normal" officeooo:rsid="00af8bdf" style:font-style-asian="italic" style:font-weight-asian="normal" style:font-style-complex="italic" style:font-weight-complex="normal"/>
    </style:style>
    <style:style style:name="T11" style:family="text">
      <style:text-properties fo:font-style="italic" fo:font-weight="normal" officeooo:rsid="00b436e2"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9419f8" style:font-style-asian="normal" style:font-style-complex="normal"/>
    </style:style>
    <style:style style:name="T14" style:family="text">
      <style:text-properties fo:font-style="normal" officeooo:rsid="0096186e" style:font-style-asian="normal" style:font-style-complex="normal"/>
    </style:style>
    <style:style style:name="T15" style:family="text">
      <style:text-properties fo:font-style="normal" officeooo:rsid="0096345f" style:font-style-asian="normal" style:font-style-complex="normal"/>
    </style:style>
    <style:style style:name="T16" style:family="text">
      <style:text-properties fo:font-style="normal" officeooo:rsid="00bb76ba" style:font-style-asian="normal" style:font-style-complex="normal"/>
    </style:style>
    <style:style style:name="T17" style:family="text">
      <style:text-properties fo:font-style="normal" officeooo:rsid="00bcf94d" style:font-style-asian="normal" style:font-style-complex="normal"/>
    </style:style>
    <style:style style:name="T18" style:family="text">
      <style:text-properties fo:font-style="normal" officeooo:rsid="00bfd302" style:font-style-asian="normal" style:font-style-complex="normal"/>
    </style:style>
    <style:style style:name="T19" style:family="text">
      <style:text-properties fo:font-style="normal" officeooo:rsid="00c0829e" style:font-style-asian="normal" style:font-style-complex="normal"/>
    </style:style>
    <style:style style:name="T20" style:family="text">
      <style:text-properties fo:font-style="normal" officeooo:rsid="00c198f5" style:font-style-asian="normal" style:font-style-complex="normal"/>
    </style:style>
    <style:style style:name="T21" style:family="text">
      <style:text-properties fo:font-style="normal" officeooo:rsid="00c53d88" style:font-style-asian="normal" style:font-style-complex="normal"/>
    </style:style>
    <style:style style:name="T22" style:family="text">
      <style:text-properties fo:font-style="normal" officeooo:rsid="00c6d1c4" style:font-style-asian="normal" style:font-style-complex="normal"/>
    </style:style>
    <style:style style:name="T23" style:family="text">
      <style:text-properties fo:font-style="normal" officeooo:rsid="00c7a834" style:font-style-asian="normal" style:font-style-complex="normal"/>
    </style:style>
    <style:style style:name="T24" style:family="text">
      <style:text-properties fo:font-style="normal" officeooo:rsid="00c964b1" style:font-style-asian="normal" style:font-style-complex="normal"/>
    </style:style>
    <style:style style:name="T25" style:family="text">
      <style:text-properties fo:font-style="normal" officeooo:rsid="00c98f7e" style:font-style-asian="normal" style:font-style-complex="normal"/>
    </style:style>
    <style:style style:name="T26" style:family="text">
      <style:text-properties fo:font-style="normal" officeooo:rsid="00ce3844" style:font-style-asian="normal" style:font-style-complex="normal"/>
    </style:style>
    <style:style style:name="T27" style:family="text">
      <style:text-properties fo:font-style="normal" officeooo:rsid="00d508d6" style:font-style-asian="normal" style:font-style-complex="normal"/>
    </style:style>
    <style:style style:name="T28" style:family="text">
      <style:text-properties fo:font-style="normal" officeooo:rsid="00e10458" style:font-style-asian="normal" style:font-style-complex="normal"/>
    </style:style>
    <style:style style:name="T29" style:family="text">
      <style:text-properties fo:font-style="normal" officeooo:rsid="00e2da0c" style:font-style-asian="normal" style:font-style-complex="normal"/>
    </style:style>
    <style:style style:name="T30" style:family="text">
      <style:text-properties fo:font-style="normal" officeooo:rsid="00f2993d" style:font-style-asian="normal" style:font-style-complex="normal"/>
    </style:style>
    <style:style style:name="T31" style:family="text">
      <style:text-properties fo:font-style="normal" officeooo:rsid="00f4ec7f" style:font-style-asian="normal" style:font-style-complex="normal"/>
    </style:style>
    <style:style style:name="T32" style:family="text">
      <style:text-properties fo:font-style="normal" officeooo:rsid="00f741ef" style:font-style-asian="normal" style:font-style-complex="normal"/>
    </style:style>
    <style:style style:name="T33" style:family="text">
      <style:text-properties fo:font-style="normal" officeooo:rsid="00f7a438" style:font-style-asian="normal" style:font-style-complex="normal"/>
    </style:style>
    <style:style style:name="T34" style:family="text">
      <style:text-properties fo:font-style="normal" officeooo:rsid="00fb3b13" style:font-style-asian="normal" style:font-style-complex="normal"/>
    </style:style>
    <style:style style:name="T35" style:family="text">
      <style:text-properties fo:font-style="normal" fo:font-weight="bold" officeooo:rsid="0096345f"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96345f" style:font-style-asian="normal" style:font-weight-asian="normal" style:font-style-complex="normal" style:font-weight-complex="normal"/>
    </style:style>
    <style:style style:name="T38" style:family="text">
      <style:text-properties fo:font-style="normal" fo:font-weight="normal" officeooo:rsid="0097fc0d" style:font-style-asian="normal" style:font-weight-asian="normal" style:font-style-complex="normal" style:font-weight-complex="normal"/>
    </style:style>
    <style:style style:name="T39" style:family="text">
      <style:text-properties fo:font-style="normal" fo:font-weight="normal" officeooo:rsid="00996e7a" style:font-style-asian="normal" style:font-weight-asian="normal" style:font-style-complex="normal" style:font-weight-complex="normal"/>
    </style:style>
    <style:style style:name="T40" style:family="text">
      <style:text-properties fo:font-style="normal" fo:font-weight="normal" officeooo:rsid="009ba208" style:font-style-asian="normal" style:font-weight-asian="normal" style:font-style-complex="normal" style:font-weight-complex="normal"/>
    </style:style>
    <style:style style:name="T41" style:family="text">
      <style:text-properties fo:font-style="normal" fo:font-weight="normal" officeooo:rsid="009f02ac" style:font-style-asian="normal" style:font-weight-asian="normal" style:font-style-complex="normal" style:font-weight-complex="normal"/>
    </style:style>
    <style:style style:name="T42" style:family="text">
      <style:text-properties fo:font-style="normal" fo:font-weight="normal" officeooo:rsid="00a15ecf" style:font-style-asian="normal" style:font-weight-asian="normal" style:font-style-complex="normal" style:font-weight-complex="normal"/>
    </style:style>
    <style:style style:name="T43" style:family="text">
      <style:text-properties fo:font-style="normal" fo:font-weight="normal" officeooo:rsid="00a36583" style:font-style-asian="normal" style:font-weight-asian="normal" style:font-style-complex="normal" style:font-weight-complex="normal"/>
    </style:style>
    <style:style style:name="T44" style:family="text">
      <style:text-properties fo:font-style="normal" fo:font-weight="normal" officeooo:rsid="00a425cd" style:font-style-asian="normal" style:font-weight-asian="normal" style:font-style-complex="normal" style:font-weight-complex="normal"/>
    </style:style>
    <style:style style:name="T45" style:family="text">
      <style:text-properties fo:font-style="normal" fo:font-weight="normal" officeooo:rsid="00a58187" style:font-style-asian="normal" style:font-weight-asian="normal" style:font-style-complex="normal" style:font-weight-complex="normal"/>
    </style:style>
    <style:style style:name="T46" style:family="text">
      <style:text-properties fo:font-style="normal" fo:font-weight="normal" officeooo:rsid="00a85a97" style:font-style-asian="normal" style:font-weight-asian="normal" style:font-style-complex="normal" style:font-weight-complex="normal"/>
    </style:style>
    <style:style style:name="T47" style:family="text">
      <style:text-properties fo:font-style="normal" fo:font-weight="normal" officeooo:rsid="00ab8524" style:font-style-asian="normal" style:font-weight-asian="normal" style:font-style-complex="normal" style:font-weight-complex="normal"/>
    </style:style>
    <style:style style:name="T48" style:family="text">
      <style:text-properties fo:font-style="normal" fo:font-weight="normal" officeooo:rsid="00ac0077" style:font-style-asian="normal" style:font-weight-asian="normal" style:font-style-complex="normal" style:font-weight-complex="normal"/>
    </style:style>
    <style:style style:name="T49" style:family="text">
      <style:text-properties fo:font-style="normal" fo:font-weight="normal" officeooo:rsid="00ad5b89" style:font-style-asian="normal" style:font-weight-asian="normal" style:font-style-complex="normal" style:font-weight-complex="normal"/>
    </style:style>
    <style:style style:name="T50" style:family="text">
      <style:text-properties fo:font-style="normal" fo:font-weight="normal" officeooo:rsid="00ae11a6" style:font-style-asian="normal" style:font-weight-asian="normal" style:font-style-complex="normal" style:font-weight-complex="normal"/>
    </style:style>
    <style:style style:name="T51" style:family="text">
      <style:text-properties fo:font-style="normal" fo:font-weight="normal" officeooo:rsid="00ae37d7" style:font-style-asian="normal" style:font-weight-asian="normal" style:font-style-complex="normal" style:font-weight-complex="normal"/>
    </style:style>
    <style:style style:name="T52" style:family="text">
      <style:text-properties fo:font-style="normal" fo:font-weight="normal" officeooo:rsid="00af8bdf" style:font-style-asian="normal" style:font-weight-asian="normal" style:font-style-complex="normal" style:font-weight-complex="normal"/>
    </style:style>
    <style:style style:name="T53" style:family="text">
      <style:text-properties fo:font-style="normal" fo:font-weight="normal" officeooo:rsid="00b07648" style:font-style-asian="normal" style:font-weight-asian="normal" style:font-style-complex="normal" style:font-weight-complex="normal"/>
    </style:style>
    <style:style style:name="T54" style:family="text">
      <style:text-properties fo:font-style="normal" fo:font-weight="normal" officeooo:rsid="00b436e2" style:font-style-asian="normal" style:font-weight-asian="normal" style:font-style-complex="normal" style:font-weight-complex="normal"/>
    </style:style>
    <style:style style:name="T55" style:family="text">
      <style:text-properties fo:font-style="normal" fo:font-weight="normal" officeooo:rsid="00b4867c" style:font-style-asian="normal" style:font-weight-asian="normal" style:font-style-complex="normal" style:font-weight-complex="normal"/>
    </style:style>
    <style:style style:name="T56" style:family="text">
      <style:text-properties fo:font-style="normal" fo:font-weight="normal" officeooo:rsid="00b754e3" style:font-style-asian="normal" style:font-weight-asian="normal" style:font-style-complex="normal" style:font-weight-complex="normal"/>
    </style:style>
    <style:style style:name="T57" style:family="text">
      <style:text-properties fo:font-style="normal" fo:font-weight="normal" officeooo:rsid="00ce7eb7" style:font-style-asian="normal" style:font-weight-asian="normal" style:font-style-complex="normal" style:font-weight-complex="normal"/>
    </style:style>
    <style:style style:name="T58" style:family="text">
      <style:text-properties fo:font-style="normal" fo:font-weight="normal" officeooo:rsid="00d05967" style:font-style-asian="normal" style:font-weight-asian="normal" style:font-style-complex="normal" style:font-weight-complex="normal"/>
    </style:style>
    <style:style style:name="T59" style:family="text">
      <style:text-properties fo:font-style="normal" fo:font-weight="normal" officeooo:rsid="00d0f75a" style:font-style-asian="normal" style:font-weight-asian="normal" style:font-style-complex="normal" style:font-weight-complex="normal"/>
    </style:style>
    <style:style style:name="T60" style:family="text">
      <style:text-properties fo:font-style="normal" fo:font-weight="normal" officeooo:rsid="00d1c54a" style:font-style-asian="normal" style:font-weight-asian="normal" style:font-style-complex="normal" style:font-weight-complex="normal"/>
    </style:style>
    <style:style style:name="T61" style:family="text">
      <style:text-properties fo:font-style="normal" fo:font-weight="normal" officeooo:rsid="00d25a81" style:font-style-asian="normal" style:font-weight-asian="normal" style:font-style-complex="normal" style:font-weight-complex="normal"/>
    </style:style>
    <style:style style:name="T62" style:family="text">
      <style:text-properties fo:font-style="normal" fo:font-weight="normal" officeooo:rsid="00d3ed3f" style:font-style-asian="normal" style:font-weight-asian="normal" style:font-style-complex="normal" style:font-weight-complex="normal"/>
    </style:style>
    <style:style style:name="T63" style:family="text">
      <style:text-properties fo:font-style="normal" fo:font-weight="normal" officeooo:rsid="00d6a01b" style:font-style-asian="normal" style:font-weight-asian="normal" style:font-style-complex="normal" style:font-weight-complex="normal"/>
    </style:style>
    <style:style style:name="T64" style:family="text">
      <style:text-properties fo:font-style="normal" fo:font-weight="normal" officeooo:rsid="00de2a74" style:font-style-asian="normal" style:font-weight-asian="normal" style:font-style-complex="normal" style:font-weight-complex="normal"/>
    </style:style>
    <style:style style:name="T65" style:family="text">
      <style:text-properties fo:font-style="normal" fo:font-weight="normal" officeooo:rsid="00ede2e9" style:font-style-asian="normal" style:font-weight-asian="normal" style:font-style-complex="normal" style:font-weight-complex="normal"/>
    </style:style>
    <style:style style:name="T66" style:family="text">
      <style:text-properties officeooo:rsid="00271926"/>
    </style:style>
    <style:style style:name="T67" style:family="text">
      <style:text-properties officeooo:rsid="0090e9e0"/>
    </style:style>
    <style:style style:name="T68" style:family="text">
      <style:text-properties officeooo:rsid="00b4c78b"/>
    </style:style>
    <style:style style:name="T69" style:family="text">
      <style:text-properties officeooo:rsid="00b6316f"/>
    </style:style>
    <style:style style:name="T70" style:family="text">
      <style:text-properties officeooo:rsid="00b8edd1"/>
    </style:style>
    <style:style style:name="T71" style:family="text">
      <style:text-properties officeooo:rsid="00ba7ff5"/>
    </style:style>
    <style:style style:name="T72" style:family="text">
      <style:text-properties officeooo:rsid="00bb0f83"/>
    </style:style>
    <style:style style:name="T73" style:family="text">
      <style:text-properties officeooo:rsid="00bb76ba"/>
    </style:style>
    <style:style style:name="T74" style:family="text">
      <style:text-properties officeooo:rsid="00ce0a95"/>
    </style:style>
    <style:style style:name="T75" style:family="text">
      <style:text-properties officeooo:rsid="00d44c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 text:is-list-header="true">Part <text:span text:style-name="T66">3</text:span>, Chapter <text:span text:style-name="T67">3</text:span></text:h>
      <text:h text:style-name="P17" text:outline-level="1">Hot Wallet Security – <text:span text:style-name="T74">Key Backups</text:span></text:h>
      <text:h text:style-name="P18" text:outline-level="2">The Art of Backups</text:h>
      <text:p text:style-name="P1">As we’ve discussed, the core of cryptocurrency ownership is <text:span text:style-name="T12">private keys</text:span><text:span text:style-name="T1">.</text:span><text:span text:style-name="T13"> Ultimately, to spend cryptocurrency, you must have access to those keys used for digital signatures of transactions. Access to keys means you can spend. No access to keys means you cannot. Crypto educator Andreas </text:span><text:span text:style-name="T27">M. </text:span><text:span text:style-name="T13">Antonopoulos coined the term “Not Your Keys, Not Your Coins” – an apt phrase for this world of self-sovereign money. </text:span></text:p>
      <text:p text:style-name="P2"><text:span text:style-name="T13">B</text:span><text:span text:style-name="T12">ut digital devices are certainly fallible, as are their users. Hard drives fail. Solid state memory chips go bad. People drop their phones in the toilet. Natural disasters such as fire or flood render electronic data wholly unrecoverable. There’s a lot of ways the primary storage device for your wallet can fail. </text:span><text:span text:style-name="T14">What happens if your electronic wallet is destroyed? Again, you </text:span><text:span text:style-name="T3">must</text:span><text:span text:style-name="T14"> have access to your keys to spend your coins. There is no forgot password feature for self-custody wallets, </text:span><text:span text:style-name="T26">and</text:span><text:span text:style-name="T14"> no bank to contact for help. </text:span></text:p>
      <text:p text:style-name="P4"><text:span text:style-name="T12">Thus, maintaining solid backups is critical for your overall security posture as a self-custody crypto user. </text:span><text:span text:style-name="T15">A </text:span><text:span text:style-name="T9">backup</text:span><text:span text:style-name="T35"> </text:span><text:span text:style-name="T37">is simply a redundant copy of the key data, stored somewhere other than the primary storage device. There’s lots of reasonable ways to back up digital data in general, but greater care is required when discussing cryptographic keys. </text:span></text:p>
      <text:p text:style-name="P3"><text:span text:style-name="T37">I</text:span><text:span text:style-name="T36">n general, backups of data should follow the </text:span><text:span text:style-name="T8">3-2-1 rule</text:span><text:span text:style-name="T36">. This rule starts with the idea that you have </text:span><text:span text:style-name="T57">three</text:span><text:span text:style-name="T8"> </text:span><text:span text:style-name="T36">total copies of the data, including the primary. That means your primary data storage and </text:span><text:soft-page-break/><text:span text:style-name="T57">two</text:span><text:span text:style-name="T36"> separate backups. This rule also recommends that you use </text:span><text:span text:style-name="T57">two</text:span><text:span text:style-name="T8"> </text:span><text:span text:style-name="T36">different forms of storage media for your data. For example, </text:span><text:span text:style-name="T57">two</text:span><text:span text:style-name="T36"> copies might be stored on a traditional hard disk drive (HDD) and the other stored on a solid-state drive (SSD). The third part of this rule recommends that </text:span><text:span text:style-name="T57">one</text:span><text:span text:style-name="T36"> copy of the data resides offsite, meaning some physical location other than the primary storage place. </text:span><text:span text:style-name="T38">For many folks, using cloud storage services </text:span><text:span text:style-name="T58">will cover this requirement</text:span><text:span text:style-name="T38">.</text:span></text:p>
      <text:p text:style-name="P8"><text:span text:style-name="T38">W</text:span><text:span text:style-name="T36">hen we’re talking about crypto keys though, it’s not as simple as just replicating the data. How the backups are secured and accessed makes a big difference in overall security. It’s not enough for our data to be backed up, it must also have strict access control and data confidentiality in order to be safe again</text:span><text:span text:style-name="T59">st</text:span><text:span text:style-name="T36"> theft. </text:span><text:span text:style-name="T39">In practical terms, that means your data should be only accessible by you (or your heirs </text:span><text:span text:style-name="T63">in the event of your passing</text:span><text:span text:style-name="T39">), and your data should be encrypted. </text:span><text:span text:style-name="T40"><text:s text:c="2"/></text:span></text:p>
      <text:h text:style-name="P19" text:outline-level="2"><text:span text:style-name="T69">Seed Phrase </text:span>Backups: <text:span text:style-name="T68">Physical</text:span></text:h>
      <text:p text:style-name="P5"><text:span text:style-name="T40">W</text:span><text:span text:style-name="T36">e know that our wallet, most likely, will give us a </text:span><text:span text:style-name="T8">seed phrase</text:span><text:span text:style-name="T36"> that encodes all the information needed to generate an infinite number of private keys and addresses for our wallet. Seed phrases offer the most convenient way to back up key data compared to individual keys or sets of keys. </text:span><text:span text:style-name="T41">Backing up a seed phrase can start with one of the most secure ways to store these bits, without involving a computer at all – paper!</text:span></text:p>
      <text:p text:style-name="P6"><text:span text:style-name="T41">A </text:span><text:span text:style-name="T36">great place to start backing up your seed phrase is simply to write it down and store </text:span><text:span text:style-name="T65">it</text:span><text:span text:style-name="T36"> somewhere safe. Write your seed using </text:span><text:span text:style-name="T60">a </text:span><text:span text:style-name="T36">pen or permanent marker on durable paper. Consider laminating that paper if you have the tools to do so. Store that copy somewhere secure from fire, flood, </text:span><text:span text:style-name="T63">and</text:span><text:span text:style-name="T36"> unauthorized access. </text:span><text:span text:style-name="T42">If you have a safe available, that can be a great place to store your </text:span><text:soft-page-break/><text:span text:style-name="T42">seed. These are often resistant to fire and water, and a good safe is resistant to break in. </text:span></text:p>
      <text:p text:style-name="P7"><text:span text:style-name="T42">T</text:span><text:span text:style-name="T36">here can be some problems with this though. Of course, as a medium, paper isn’t the most durable. It is vulnerable to fire and flood, fading, or contamination rendering the key data unreadable. </text:span><text:span text:style-name="T43">Another alternative that has emerged is to put the seed in metal, a much more durable medium. Several commercial solutions exist for etching or stamping seeds into metal. You could even use stamps and metal from the hardware store to do so. </text:span><text:span text:style-name="T44">This option makes your seed far more resistant to fire, and flooding may or may not be a problem depending on the metal used. You want a material that has a high melt</text:span><text:span text:style-name="T64">ing</text:span><text:span text:style-name="T44"> point and resists corrosion easily. </text:span><text:span text:style-name="T45">Again, storing this in a safe adds an additional layer of protection</text:span><text:span text:style-name="T46"> against the elements. </text:span></text:p>
      <text:p text:style-name="P10"><text:span text:style-name="T46">A </text:span><text:span text:style-name="T36">nice part of this approach is that it also may make wallet access easier for your heirs should something happen to you, or </text:span><text:span text:style-name="T60">if </text:span><text:span text:style-name="T36">you ma</text:span><text:span text:style-name="T60">ke</text:span><text:span text:style-name="T36"> a mistake with your primary wallet and need to recover. Backups should generally be easy to access and easy to recover from. </text:span><text:span text:style-name="T48">Imagine you need to recover your wallet after upgrading to a new phone. With a paper or metal seed, you would first reinstall the software on the new phone and import the seed by reading off of the physical medium and typing it into the wallet. This would generally take a minute or so, with little friction.</text:span></text:p>
      <text:p text:style-name="P9"><text:span text:style-name="T49">However, with no encryption and the se</text:span><text:span text:style-name="T50">ed sitting in your house on a piece of paper</text:span><text:span text:style-name="T49">, t</text:span><text:span text:style-name="T36">here is always the risk of physical theft. A raw seed phrase can easily be imported into pretty much any wallet that supports the BIP39 and BIP44 standards. So, if someone theoretically breaks into your house and finds your raw seed, you could lose your money. </text:span></text:p>
      <text:p text:style-name="P9"><text:span text:style-name="T47">Realistically, you should think about what your threat model is. </text:span><text:span text:style-name="T51">Unless you’re a high-profile individual or someone that </text:span><text:span text:style-name="T61">constantly</text:span><text:span text:style-name="T51"> talks about cryptocurrency wealth online, you’re not </text:span><text:soft-page-break/><text:span text:style-name="T51">that likely to have someone target you, break into your house, steal your safe, </text:span><text:span text:style-name="T53">take the time to crack it open</text:span><text:span text:style-name="T51">, and steal all your coins. </text:span><text:span text:style-name="T52">If you </text:span><text:span text:style-name="T10">do</text:span><text:span text:style-name="T52"> have that threat model, that’s a bit beyond the scope of this book and I would recommend getting some consulting from a security professional. </text:span></text:p>
      <text:p text:style-name="P11"><text:span text:style-name="T36">For most folks, preventing basic smash-and-grab theft or simple mistakes is more of an issue. </text:span><text:span text:style-name="T54">You probably don’t need your seed phrase under the </text:span><text:span text:style-name="T62">same strict s</text:span><text:span text:style-name="T54">ecurity controls of banks and data centers, but you don’t want it just lying around either. Take some time to think about a safe, but accessible place for data storage. Perhaps you have a special drawer that you use only for important documents, or a simple fire box, or a wall safe. All are reasonable places to store crypto keys </text:span><text:span text:style-name="T55">that balance security with convenience. </text:span><text:span text:style-name="T56"><text:s/></text:span></text:p>
      <text:h text:style-name="P20" text:outline-level="2">Seed Phrase <text:span text:style-name="T70">and Key Backups: Digital</text:span></text:h>
      <text:p text:style-name="P15">For hot wallets, there is also the possibility of digital seed phrase or key backups. <text:span text:style-name="T71">Why </text:span><text:span text:style-name="T75">can we use digital backups </text:span><text:span text:style-name="T71">for hot wallets but not cold wallets? Essentially, it’s about the overall “level” of security. With a hot wallet, the keys are generated and stored (in encrypted form) on a general purpose, networked device. </text:span><text:span text:style-name="T72">A PC wallet stores keys on a PC, a mobile wallet on a mobile phone. </text:span><text:span text:style-name="T73">The keys are stored </text:span><text:span text:style-name="T16">encrypted, so that nobody without the wallet passphrase or PIN can access the keys directly. </text:span><text:span text:style-name="T17">If you store a backup of the keys on a digital device also in encrypted form, you haven’t done much to change the overall level of security of the keys. Whereas, storing a cold wallet seed on a networked device would break the security model of that type of wallet entirely, as the entire point is to avoid the internet </text:span><text:span text:style-name="T30">when generating and storing keys</text:span><text:span text:style-name="T17">. <text:s/></text:span></text:p>
      <text:p text:style-name="P12"><text:span text:style-name="T17">I</text:span><text:span text:style-name="T12">f you wish to store an encrypted backup of your hot wallet keys, it’s important to do so in a way that conforms to security best </text:span><text:soft-page-break/><text:span text:style-name="T12">practices, as this does add an additional point of failure. <text:s/>First, you should use well-vetted software designed for storing keys or other secrets using strong encryption. Software like a password manager can be a good fit for this purpose. A password manager is purpose-built for storing secrets, </text:span><text:span text:style-name="T18">while also designed for ease of use. If you have some technical know-how, you could also opt for some other strong encryption </text:span><text:span text:style-name="T33">method </text:span><text:span text:style-name="T18">like a Vera</text:span><text:span text:style-name="T28">C</text:span><text:span text:style-name="T18">rypt container, </text:span><text:span text:style-name="T32">an </text:span><text:span text:style-name="T18">AES-encrypt</text:span><text:span text:style-name="T31">ed</text:span><text:span text:style-name="T18"> file </text:span><text:span text:style-name="T32">via</text:span><text:span text:style-name="T18"> OpenSSL, or us</text:span><text:span text:style-name="T31">e of</text:span><text:span text:style-name="T18"> a GPG key. Those options require more technical savvy than using something like </text:span><text:span text:style-name="T34">1</text:span><text:span text:style-name="T18">Password, KeePass, or another secrets manager. </text:span></text:p>
      <text:p text:style-name="P12"><text:span text:style-name="T19">It’s important the software you use has strong encryption such as AES. Simple password-protection is not enough and can be bypassed by malicious actors. The password must be used as a key for actual encryption. </text:span><text:span text:style-name="T20">When data is properly encrypted, someone with the ciphertext</text:span><text:span text:style-name="T6"> </text:span><text:span text:style-name="T20">(meaning the encrypted form of the data), cannot access it in any way without first decrypting it using the key. They would need to know your password (or potentially crack that password) to get the seed phrase inside. </text:span></text:p>
      <text:p text:style-name="P13"><text:span text:style-name="T18">T</text:span><text:span text:style-name="T12">he most important thing to NOT do when it comes to seed phrases is to store them electronically in </text:span><text:span text:style-name="T21">any plaintext</text:span><text:span text:style-name="T7"> </text:span><text:span text:style-name="T21">(meaning unencrypted) form. This includes text documents, Word documents, Google Docs, pictures, or screenshots. </text:span><text:span text:style-name="T22">There </text:span><text:span text:style-name="T29">are</text:span><text:span text:style-name="T22"> several reasons for this. First, it’s possible for you to leak your key data by accident in the form of a mis-shared picture or document. Second, and more of a threat in this context, is that an attacker can steal your keys through malware. Seed-scanning malware that finds its way onto your system can look for the pattern of a seed phrase and wipe your wallet clean. Or someone who compromises your cloud storage through phishing would have direct access to your money. Certainly, having a bad actor reading your files is bad – but recoverable. Someone stealing your crypto via a seed phrase is permanent. </text:span></text:p>
      <text:p text:style-name="P13"><text:soft-page-break/><text:span text:style-name="T18">S</text:span><text:span text:style-name="T12">ome wallets, although rare these days, don’t use seed phrases </text:span><text:span text:style-name="T23">and instead store sets of individual keys. The original “wallet.dat” Bitcoin Core wallets are a good example of this. These wallets periodically generate addresses and store them encrypted in the wallet file. This was sometimes problematic for high-transaction-volume users, because the wallet would have to generate additional addresses to avoid reuse when t</text:span><text:span text:style-name="T24">he existing set was used up. </text:span><text:span text:style-name="T23">This means that you’d have to periodically update your wallet file backups to ensure all keys were stored in that backup. </text:span><text:span text:style-name="T25">Seed phrases by contrast can be used to generate infinite addresses in a deterministic way, avoiding this problem. </text:span></text:p>
      <text:p text:style-name="P14"><text:span text:style-name="T25">B</text:span><text:span text:style-name="T12">acking up encrypted wallet files securely is fairly straightforward. You must choose a long, strong encryption passphrase for your wallet so that it’s secured against password cracking attacks. Provided you do that, you can back it up the same way you’d do any other import data like documents, pictures, code, or videos. You can follow the 3-2-1 rule and replicate a few copies of your encrypted wallet, using different media, and ensuring at least one backup is off site. Unlike a raw seed phrase, this wallet is already encrypted so no additional layers of encryption are requir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4-01T18:57:56.069000000</dc:date>
    <meta:editing-cycles>209</meta:editing-cycles>
    <meta:editing-duration>PT15H8M3S</meta:editing-duration>
    <meta:document-statistic meta:table-count="0" meta:image-count="0" meta:object-count="0" meta:page-count="6" meta:paragraph-count="23" meta:word-count="1771" meta:character-count="10349" meta:non-whitespace-character-count="8578"/>
    <meta:template xlink:type="simple" xlink:actuate="onRequest" xlink:title="" xlink:href="Normal.dotm"/>
  </office:meta>
</office:document-meta>
</file>